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ЭтаКнига.xml"/>
  <manifest:file-entry manifest:media-type="text/xml" manifest:full-path="Basic/Standard/Лист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fo:border="0.018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w, рад/с</text:p>
          </table:table-cell>
          <table:table-cell office:value-type="string">
            <text:p>АЧ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6190497815745">
            <text:p>0,4761904978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.240512505926637">
            <text:p>0,2405125059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.231477019960702">
            <text:p>0,23147702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.235288523727632">
            <text:p>0,2352885237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.239437037748317">
            <text:p>0,2394370377</text:p>
          </table:table-cell>
          <table:table-cell table:number-columns-repeated="102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0.242810453028228">
            <text:p>0,242810453</text:p>
          </table:table-cell>
          <table:table-cell table:number-columns-repeated="102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0.245470636067268">
            <text:p>0,2454706361</text:p>
          </table:table-cell>
          <table:table-cell table:number-columns-repeated="102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0.247586412608224">
            <text:p>0,2475864126</text:p>
          </table:table-cell>
          <table:table-cell table:number-columns-repeated="102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0.249296775208994">
            <text:p>0,2492967752</text:p>
          </table:table-cell>
          <table:table-cell table:number-columns-repeated="102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0.250702807472783">
            <text:p>0,2507028075</text:p>
          </table:table-cell>
          <table:table-cell table:number-columns-repeated="102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0.25187657235057">
            <text:p>0,2518765724</text:p>
          </table:table-cell>
          <table:table-cell table:number-columns-repeated="102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0.25286998489051">
            <text:p>0,2528699849</text:p>
          </table:table-cell>
          <table:table-cell table:number-columns-repeated="102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0.253720918901827">
            <text:p>0,2537209189</text:p>
          </table:table-cell>
          <table:table-cell table:number-columns-repeated="102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0.254457540657821">
            <text:p>0,2544575407</text:p>
          </table:table-cell>
          <table:table-cell table:number-columns-repeated="102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0.255101212847003">
            <text:p>0,2551012128</text:p>
          </table:table-cell>
          <table:table-cell table:number-columns-repeated="102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0.255668309071979">
            <text:p>0,2556683091</text:p>
          </table:table-cell>
          <table:table-cell table:number-columns-repeated="102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0.256171605510022">
            <text:p>0,2561716055</text:p>
          </table:table-cell>
          <table:table-cell table:number-columns-repeated="1022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.256621250893569">
            <text:p>0,2566212509</text:p>
          </table:table-cell>
          <table:table-cell table:number-columns-repeated="1022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0.257025328403133">
            <text:p>0,2570253284</text:p>
          </table:table-cell>
          <table:table-cell table:number-columns-repeated="1022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0.257390395856823">
            <text:p>0,2573903959</text:p>
          </table:table-cell>
          <table:table-cell table:number-columns-repeated="1022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0.257721817001356">
            <text:p>0,257721817</text:p>
          </table:table-cell>
          <table:table-cell table:number-columns-repeated="1022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0.258023995771468">
            <text:p>0,2580239958</text:p>
          </table:table-cell>
          <table:table-cell table:number-columns-repeated="1022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0.258300668470038">
            <text:p>0,2583006685</text:p>
          </table:table-cell>
          <table:table-cell table:number-columns-repeated="1022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float" office:value="0.258554903748075">
            <text:p>0,2585549037</text:p>
          </table:table-cell>
          <table:table-cell table:number-columns-repeated="1022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0.258789316719509">
            <text:p>0,2587893167</text:p>
          </table:table-cell>
          <table:table-cell table:number-columns-repeated="1022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0.259006132521797">
            <text:p>0,2590061325</text:p>
          </table:table-cell>
          <table:table-cell table:number-columns-repeated="1022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float" office:value="0.259207256171044">
            <text:p>0,2592072562</text:p>
          </table:table-cell>
          <table:table-cell table:number-columns-repeated="1022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float" office:value="0.259394308969684">
            <text:p>0,259394309</text:p>
          </table:table-cell>
          <table:table-cell table:number-columns-repeated="1022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float" office:value="0.259568749476849">
            <text:p>0,2595687495</text:p>
          </table:table-cell>
          <table:table-cell table:number-columns-repeated="1022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float" office:value="0.259731793233426">
            <text:p>0,2597317932</text:p>
          </table:table-cell>
          <table:table-cell table:number-columns-repeated="1022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0.25988451982344">
            <text:p>0,2598845198</text:p>
          </table:table-cell>
          <table:table-cell table:number-columns-repeated="1022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float" office:value="0.260027876894354">
            <text:p>0,2600278769</text:p>
          </table:table-cell>
          <table:table-cell table:number-columns-repeated="102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float" office:value="0.260162699677613">
            <text:p>0,2601626997</text:p>
          </table:table-cell>
          <table:table-cell table:number-columns-repeated="1022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0.260289727149541">
            <text:p>0,2602897271</text:p>
          </table:table-cell>
          <table:table-cell table:number-columns-repeated="1022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float" office:value="0.260409615487071">
            <text:p>0,2604096155</text:p>
          </table:table-cell>
          <table:table-cell table:number-columns-repeated="1022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float" office:value="0.260522949331318">
            <text:p>0,2605229493</text:p>
          </table:table-cell>
          <table:table-cell table:number-columns-repeated="1022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float" office:value="0.26063025126394">
            <text:p>0,2606302513</text:p>
          </table:table-cell>
          <table:table-cell table:number-columns-repeated="1022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float" office:value="0.260731961792926">
            <text:p>0,2607319618</text:p>
          </table:table-cell>
          <table:table-cell table:number-columns-repeated="1022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float" office:value="0.260828558972982">
            <text:p>0,260828559</text:p>
          </table:table-cell>
          <table:table-cell table:number-columns-repeated="1022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float" office:value="0.260920393870319">
            <text:p>0,2609203939</text:p>
          </table:table-cell>
          <table:table-cell table:number-columns-repeated="1022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0.261007809856181">
            <text:p>0,2610078099</text:p>
          </table:table-cell>
          <table:table-cell table:number-columns-repeated="4"/>
          <table:table-cell>
            <draw:frame table:end-cell-address="Лист1.P61" table:end-x="1.591cm" table:end-y="0.493cm" draw:z-index="0" draw:style-name="gr1" draw:text-style-name="P1" svg:width="15.979cm" svg:height="8.998cm" svg:x="0.921cm" svg:y="0.384cm">
              <draw:object draw:notify-on-update-of-ranges="Лист1.A3:Лист1.A53 Лист1.B3:Лист1.B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float" office:value="0.261091118097451">
            <text:p>0,2610911181</text:p>
          </table:table-cell>
          <table:table-cell table:number-columns-repeated="1022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float" office:value="0.261170601242037">
            <text:p>0,2611706012</text:p>
          </table:table-cell>
          <table:table-cell table:number-columns-repeated="1022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float" office:value="0.261246516609969">
            <text:p>0,2612465166</text:p>
          </table:table-cell>
          <table:table-cell table:number-columns-repeated="1022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float" office:value="0.261319098965802">
            <text:p>0,261319099</text:p>
          </table:table-cell>
          <table:table-cell table:number-columns-repeated="1022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0.261388562934972">
            <text:p>0,2613885629</text:p>
          </table:table-cell>
          <table:table-cell table:number-columns-repeated="1022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float" office:value="0.261455105116298">
            <text:p>0,2614551051</text:p>
          </table:table-cell>
          <table:table-cell table:number-columns-repeated="1022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float" office:value="0.261518905934239">
            <text:p>0,2615189059</text:p>
          </table:table-cell>
          <table:table-cell table:number-columns-repeated="1022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float" office:value="0.261580131267546">
            <text:p>0,2615801313</text:p>
          </table:table-cell>
          <table:table-cell table:number-columns-repeated="1022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float" office:value="0.261638912572447">
            <text:p>0,2616389126</text:p>
          </table:table-cell>
          <table:table-cell table:number-columns-repeated="1022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0.261695433819664">
            <text:p>0,2616954338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.11.2021</text:date>, <text:time>20:07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7T20:07:22.35</dc:date>
    <meta:document-statistic meta:table-count="1" meta:cell-count="104" meta:object-count="1"/>
    <meta:generator>OpenOffice/4.1.11$Win32 OpenOffice.org_project/4111m1$Build-9808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Лист1"/>
  <library:element library:name="ЭтаКнига"/>
</library:library>
</file>

<file path=Basic/Standard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Sub Лист1
Rem Sub lab5_1()
Rem Dim i%, w%, p!, q!, s!
Rem Const dw% = 2, w_max% = 100
Rem Range("A1").Value = "w, рад/с"
Rem Range("B1").Value = "АЧХ"
Rem i = 1
Rem For w = 0 To w_max Step dw
Rem     p = 0.5
Rem     q = 0.25 * w
Rem     s = (1 + 0.05) * (1 + 0.9 * w)
Rem     Cells(2 + i, 1).Value = w
Rem     Cells(2 + i, 2).Value = Sqr(p ^ 2 + q ^ 2) / s
Rem     i = i + 1
Rem Next
Rem End Sub
Rem 
End Sub
</script:module>
</file>

<file path=Basic/Standard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Sub ЭтаКнига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ru" number:country="R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8.999cm" xlink:href=".." xlink:type="simple" chart:class="chart:scatter" chart:style-name="ch1">
        <chart:plot-area chart:style-name="ch2" table:cell-range-address="Лист1.A3:Лист1.B53" svg:x="0.966cm" svg:y="1.32cm" svg:width="13.985cm" svg:height="6.956cm">
          <chartooo:coordinate-region svg:x="1.693cm" svg:y="1.533cm" svg:width="12.978cm" svg:height="6.07cm"/>
          <chart:axis chart:dimension="x" chart:name="primary-x" chart:style-name="ch3">
            <chart:title svg:x="7.782cm" svg:y="8.412cm" chart:style-name="ch4">
              <text:p>w</text:p>
            </chart:title>
          </chart:axis>
          <chart:axis chart:dimension="y" chart:name="primary-y" chart:style-name="ch3">
            <chart:title svg:x="0.06cm" svg:y="5.371cm" chart:style-name="ch5">
              <text:p>АЧХ(w)</text:p>
            </chart:title>
            <chart:grid chart:style-name="ch6" chart:class="major"/>
          </chart:axis>
          <chart:series chart:style-name="ch7" chart:values-cell-range-address="Лист1.B3:Лист1.B53" chart:class="chart:scatter">
            <chart:domain table:cell-range-address="Лист1.A3:Лист1.A53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3:Лист1.A53</svg:desc>
                </draw:g>
              </table:table-cell>
              <table:table-cell office:value-type="float" office:value="0.476190497815745">
                <text:p>0.476190497815745</text:p>
                <draw:g>
                  <svg:desc>Лист1.B3:Лист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0512505926637">
                <text:p>0.240512505926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31477019960702">
                <text:p>0.231477019960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35288523727632">
                <text:p>0.235288523727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239437037748317">
                <text:p>0.239437037748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42810453028228">
                <text:p>0.242810453028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45470636067268">
                <text:p>0.245470636067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247586412608224">
                <text:p>0.247586412608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249296775208994">
                <text:p>0.249296775208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250702807472783">
                <text:p>0.250702807472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25187657235057">
                <text:p>0.25187657235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25286998489051">
                <text:p>0.25286998489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253720918901827">
                <text:p>0.253720918901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254457540657821">
                <text:p>0.254457540657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255101212847003">
                <text:p>0.255101212847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255668309071979">
                <text:p>0.255668309071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256171605510022">
                <text:p>0.25617160551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256621250893569">
                <text:p>0.256621250893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257025328403133">
                <text:p>0.257025328403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257390395856823">
                <text:p>0.257390395856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257721817001356">
                <text:p>0.257721817001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258023995771468">
                <text:p>0.258023995771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258300668470038">
                <text:p>0.258300668470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258554903748075">
                <text:p>0.258554903748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258789316719509">
                <text:p>0.2587893167195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259006132521797">
                <text:p>0.259006132521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59207256171044">
                <text:p>0.259207256171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259394308969684">
                <text:p>0.259394308969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259568749476849">
                <text:p>0.259568749476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59731793233426">
                <text:p>0.259731793233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25988451982344">
                <text:p>0.25988451982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260027876894354">
                <text:p>0.260027876894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.260162699677613">
                <text:p>0.260162699677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60289727149541">
                <text:p>0.260289727149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260409615487071">
                <text:p>0.260409615487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.260522949331318">
                <text:p>0.260522949331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26063025126394">
                <text:p>0.26063025126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.260731961792926">
                <text:p>0.260731961792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260828558972982">
                <text:p>0.26082855897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260920393870319">
                <text:p>0.260920393870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.261007809856181">
                <text:p>0.261007809856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261091118097451">
                <text:p>0.261091118097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261170601242037">
                <text:p>0.261170601242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.261246516609969">
                <text:p>0.261246516609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261319098965802">
                <text:p>0.261319098965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261388562934972">
                <text:p>0.261388562934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261455105116298">
                <text:p>0.261455105116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261518905934239">
                <text:p>0.261518905934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261580131267546">
                <text:p>0.261580131267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261638912572447">
                <text:p>0.261638912572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.261695433819664">
                <text:p>0.26169543381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